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 style:list-style-name="WWNum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49387024257231277" text:style-name="WWNum1">
        <text:list-header>
          <text:h text:style-name="P4" text:outline-level="1">Genymotion</text:h>
        </text:list-header>
      </text:list>
      <text:list xml:id="list532895096289080989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Emulador de android más rápido </text:p>
      <text:p text:style-name="Standard"/>
      <text:p text:style-name="Standard">F.Creación: 5-6-2018</text:p>
      <text:p text:style-name="Standard"/>
      <text:p text:style-name="P1">Programa:<text:tab/></text:p>
      <text:p text:style-name="P1"/>
      <text:p text:style-name="P1">Fuente:<text:tab/><text:a xlink:type="simple" xlink:href="https://www.genymotion.com/" text:style-name="Internet_20_link" text:visited-style-name="Visited_20_Internet_20_Link">Genymotion</text:a></text:p>
      <text:p text:style-name="P1"><text:tab/><text:tab/><text:a xlink:type="simple" xlink:href="https://www.youtube.com/watch?v=5FJyUIE4hi0" text:style-name="Internet_20_link" text:visited-style-name="Visited_20_Internet_20_Link">Video explicatorio</text:a></text:p>
      <text:p text:style-name="P1"><text:tab/><text:tab/><text:a xlink:type="simple" xlink:href="https://desarrollador-android.com/desarrollo/herramientas/herramientas-de-ayuda/genymotion-emulador/" text:style-name="Internet_20_link" text:visited-style-name="Visited_20_Internet_20_Link">Instrucciones</text:a></text:p>
      <text:p text:style-name="P1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dc:creator>Max Meza</dc:creator>
    <meta:editing-cycles>11</meta:editing-cycles>
    <meta:creation-date>2018-03-07T12:45:00</meta:creation-date>
    <dc:date>2018-06-05T18:44:36.04</dc:date>
    <meta:editing-duration>PT23M13S</meta:editing-duration>
    <meta:generator>OpenOffice/4.1.5$Win32 OpenOffice.org_project/415m1$Build-9789</meta:generator>
    <meta:document-statistic meta:table-count="0" meta:image-count="0" meta:object-count="0" meta:page-count="2" meta:paragraph-count="9" meta:word-count="22" meta:character-count="2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